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fo:margin-left="0.011cm" fo:margin-right="0.028cm" table:align="margins"/>
    </style:style>
    <style:style style:name="Tabell2.A" style:family="table-column">
      <style:table-column-properties style:column-width="2.646cm" style:rel-column-width="10223*"/>
    </style:style>
    <style:style style:name="Tabell2.B" style:family="table-column">
      <style:table-column-properties style:column-width="7.858cm" style:rel-column-width="30364*"/>
    </style:style>
    <style:style style:name="Tabell2.C" style:family="table-column">
      <style:table-column-properties style:column-width="1.826cm" style:rel-column-width="7054*"/>
    </style:style>
    <style:style style:name="Tabell2.D" style:family="table-column">
      <style:table-column-properties style:column-width="1.64cm" style:rel-column-width="6338*"/>
    </style:style>
    <style:style style:name="Tabell2.E" style:family="table-column">
      <style:table-column-properties style:column-width="1.561cm" style:rel-column-width="6032*"/>
    </style:style>
    <style:style style:name="Tabell2.F" style:family="table-column">
      <style:table-column-properties style:column-width="1.429cm" style:rel-column-width="5524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5" style:family="table-cell">
      <style:table-cell-properties fo:background-color="#e6e64c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e6e64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7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ell2.F7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0" style:family="table-cell">
      <style:table-cell-properties fo:background-color="#0099ff" fo:padding="0.097cm" fo:border="0.002cm solid #000000">
        <style:background-image/>
      </style:table-cell-properties>
    </style:style>
    <style:style style:name="Tabell2.A11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2" style:family="table-cell">
      <style:table-cell-properties fo:padding="0.097cm" fo:border-left="0.002cm solid #000000" fo:border-right="none" fo:border-top="none" fo:border-bottom="0.002cm solid #000000"/>
    </style:style>
    <style:style style:name="Tabell2.F1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2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3</text:p>
          </table:table-cell>
          <table:table-cell table:style-name="Tabell2.A2" office:value-type="string">
            <text:p text:style-name="P2">Placera om vissa föremål i rum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P2">K-3.12</text:p>
          </table:table-cell>
          <table:table-cell table:style-name="Tabell2.A2" office:value-type="string">
            <text:p text:style-name="P2">Ny layout och design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6h</text:p>
          </table:table-cell>
        </table:table-row>
        <table:table-row>
          <table:table-cell table:style-name="Tabell2.A4" table:number-columns-spanned="6" office:value-type="string">
            <text:p text:style-name="P4">↑Finns mycket att göra här, försök att fokusera på de större bitarna↑<text:line-break/>-Nya färger på texter/boxar<text:tab/>= DK Carambola</text:p>
            <text:p text:style-name="P4">-Färgschema...<text:line-break/><text:tab/>-Hudd, dialog, Blippbox, Huddbackground??<text:line-break/>-Nya knappar<text:tab/><text:tab/><text:tab/><text:line-break/><text:tab/>X-Back<text:tab/><text:tab/></text:p>
            <text:p text:style-name="P4"><text:tab/>X-Accuse of murder<text:tab/></text:p>
            <text:p text:style-name="P4"><text:tab/>X-Crime Info<text:tab/><text:tab/><text:line-break/>-Nytt typsni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K-3.10</text:p>
          </table:table-cell>
          <table:table-cell table:style-name="Tabell2.A5" office:value-type="string">
            <text:p text:style-name="P2">Namn/gramatik som är felplacerade i intervjuer</text:p>
          </table:table-cell>
          <table:table-cell table:style-name="Tabell2.A5" office:value-type="string">
            <text:p text:style-name="Table_20_Contents">Ej påbörjad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F5" table:number-columns-spanned="6" office:value-type="string">
            <text:p text:style-name="P2">↑Skumma igenom, denna kommer torligtvis ej ta 5h. Man kan lägga ner mycket tid på den, eller lite. Finns mycket att göra men risken är lite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9</text:p>
          </table:table-cell>
          <table:table-cell table:style-name="Tabell2.A7" office:value-type="string">
            <text:p text:style-name="P2">"faild to load resource:..." i console + frysning av spelet...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2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F7" table:number-columns-spanned="6" office:value-type="string">
            <text:p text:style-name="P2">↑Hittades när sidan lästes in över dropbox, måste testa med dålig anslutning eller bättre sida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8 </text:p>
          </table:table-cell>
          <table:table-cell table:style-name="Tabell2.A7" office:value-type="string">
            <text:p text:style-name="P2">finns behov av mer tidspoäng? 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1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A10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  <text:p text:style-name="P3">-En funktion som gör att man kan få tillgång till ny dialog när en viss dialog nån stanns har sagts..</text:p>
            <text:p text:style-name="P3">-"Uncaught TypeError: Cannot read property 'name' of undefined"&lt;- när tom container trycks på..</text:p>
            <text:p text:style-name="P3"/>
            <text:p text:style-name="P3">X-Namn sticker utanför kanten i Blippboxen...</text:p>
            <text:p text:style-name="P3"><text:tab/>X-Lägg till namn på blippboxen...(Finns ett stort mellanrum där...)</text:p>
            <text:p text:style-name="P3">X- Färgerna i dialogknapparna ska bytas mot bakgrundsfägen till hela rutan och rutan ska istället bli grå.</text:p>
            <text:p text:style-name="P3">X- Typsnittet ändras efter man ställer första frågan, se till att den inte ändras.</text:p>
            <text:p text:style-name="P3">X- ta bort Flirth och trheathen</text:p>
            <text:p text:style-name="P3">X-När man hoppar upp och ner för att granska vilka svarsalternativ man har så försvinner bakgrunden till knapparna..</text:p>
            <text:p text:style-name="P3">X--Byta namn på alla bedrooms i current room...</text:p>
            <text:p text:style-name="P3">X--När man öppnar en container med sina sista poäng syns den på gameover skärmen..</text:p>
            <text:p text:style-name="P3">X--När manhar mindre än <text:s/>5 TP kvar och trycker på "I have to go" <text:s/>= gameover!</text:p>
            <text:p text:style-name="P3">X--FIXA TILL NERGRÅAD HUDD!! <text:s/>(tex blippbox och sen marginal för nya knappar...)</text:p>
            <text:p text:style-name="P3">X-Vid dialog om ledtråd så ska man tas tillbaka till ledtråden när IhaveToGo-knapp används...</text:p>
            <text:p text:style-name="P3">X-Nergråad HU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1" table:number-columns-spanned="6" office:value-type="string">
            <text:p text:style-name="P3">-Nergråad Hud = 1h</text:p>
            <text:p text:style-name="P3">-Dialog tillbaka till BlippBox = 2h</text:p>
            <text:p text:style-name="P3">-Nergråad hud Fix = 1h</text:p>
            <text:p text:style-name="P3">-I have to go, problemet = 1h</text:p>
            <text:p text:style-name="P3">-Container på gameover = fixat (när?... hur många h? ... 1h?...)</text:p>
            <text:p text:style-name="P3"><text:soft-page-break/>-Namn fixade på sovrummen = 0.5h</text:p>
            <text:p text:style-name="P3">-Fixade ett felmeddelande som bara syntes i consolen gällande tomma containrar...(rad1871, ny if)</text:p>
            <text:p text:style-name="P3"/>
            <text:p text:style-name="P3"><text:span text:style-name="T4">-Dialogknapparna har nya färger<text:tab/><text:tab/><text:line-break/>-Typsnittet fungerar genom hela dialogen<text:tab/><text:line-break/>-Flirth och threathen är nu borta<text:tab/><text:tab/><text:line-break/>-upp och ner idialog fungerar igen<text:tab/><text:tab/>= 2h<text:line-break/></text:span></text:p>
            <text:p text:style-name="P5">-Namnet sticker ej utanför blippboxen<text:tab/></text:p>
            <text:p text:style-name="P5">-Blippboxen har ett namn (interrogate)<text:tab/>=3h</text:p>
            <text:p text:style-name="P3"><text:span text:style-name="T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Summa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sedan föregående iteration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>220h</text:p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totalt i projektet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Kvar</text:p>
          </table:table-cell>
          <table:table-cell table:style-name="Tabell2.A12" office:value-type="string">
            <text:p text:style-name="Table_20_Contents"/>
          </table:table-cell>
          <table:table-cell table:style-name="Tabell2.F12" table:number-columns-spanned="2" office:value-type="string">
            <text:p text:style-name="Table_20_Contents">20h</text:p>
          </table:table-cell>
          <table:covered-table-cell/>
        </table:table-row>
      </table:table>
      <text:p text:style-name="P6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4421885141313408939" text:style-name="L1">
              <text:list-header>
                <text:p text:style-name="P12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1290926" text:continue-numbering="true" text:style-name="L1">
              <text:list-header>
                <text:p text:style-name="P10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1283635" text:continue-numbering="true" text:style-name="L1">
              <text:list-header>
                <text:p text:style-name="P10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1298387" text:continue-numbering="true" text:style-name="L1">
              <text:list-header>
                <text:p text:style-name="P10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5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1285846" text:continue-numbering="true" text:style-name="L1">
              <text:list-header>
                <text:p text:style-name="P11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1279194" text:continue-numbering="true" text:style-name="L1">
              <text:list-header>
                <text:p text:style-name="P10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1295778" text:continue-numbering="true" text:style-name="L1">
              <text:list-header>
                <text:p text:style-name="P10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1287941" text:continue-numbering="true" text:style-name="L1">
              <text:list-header>
                <text:p text:style-name="P10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1303318" text:continue-numbering="true" text:style-name="L1">
              <text:list-header>
                <text:p text:style-name="P11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1305569" text:continue-numbering="true" text:style-name="L1">
              <text:list-header>
                <text:p text:style-name="P11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1294715" text:continue-numbering="true" text:style-name="L1">
              <text:list-header>
                <text:p text:style-name="P11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1293301" text:continue-numbering="true" text:style-name="L1">
              <text:list-header>
                <text:p text:style-name="P11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3DT2H13M34S</meta:editing-duration>
    <meta:editing-cycles>299</meta:editing-cycles>
    <meta:generator>OpenOffice.org/3.4.1$Win32 OpenOffice.org_project/341m1$Build-9593</meta:generator>
    <dc:date>2014-08-04T01:13:45.44</dc:date>
    <meta:document-statistic meta:table-count="2" meta:image-count="0" meta:object-count="0" meta:page-count="4" meta:paragraph-count="139" meta:word-count="947" meta:character-count="5608"/>
    <meta:user-defined meta:name="Info 1"/>
    <meta:user-defined meta:name="Info 2"/>
    <meta:user-defined meta:name="Info 3"/>
    <meta:user-defined meta:name="Info 4"/>
  </office:meta>
</office:document-meta>
</file>